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zzardh" svg:font-family="Mazzardh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  <style:text-properties officeooo:paragraph-rsid="0001fe79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  <style:text-properties fo:color="#c9211e" fo:font-weight="bold" officeooo:rsid="00039882" officeooo:paragraph-rsid="00039882" style:font-weight-asian="bold" style:font-weight-complex="bold"/>
    </style:style>
    <style:style style:name="P4" style:family="paragraph" style:parent-style-name="Heading_20_3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  <style:text-properties officeooo:paragraph-rsid="0001fe79"/>
    </style:style>
    <style:style style:name="P5" style:family="paragraph" style:parent-style-name="Text_20_body">
      <style:paragraph-properties fo:margin-top="0cm" fo:margin-bottom="0.353cm" loext:contextual-spacing="false" fo:line-height="115%"/>
      <style:text-properties officeooo:rsid="0001fe79" officeooo:paragraph-rsid="0001fe79"/>
    </style:style>
    <style:style style:name="P6" style:family="paragraph" style:parent-style-name="Standard">
      <style:text-properties officeooo:rsid="0001fe79" officeooo:paragraph-rsid="0001fe79"/>
    </style:style>
    <style:style style:name="P7" style:family="paragraph" style:parent-style-name="Standard">
      <style:text-properties fo:color="#c9211e" fo:font-weight="bold" officeooo:rsid="0001fe79" officeooo:paragraph-rsid="0001fe79" style:font-weight-asian="bold" style:font-weight-complex="bold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weight="normal" officeooo:rsid="0001fe79" officeooo:paragraph-rsid="0001fe79" style:font-size-asian="11pt" style:font-weight-asian="normal"/>
    </style:style>
    <style:style style:name="P9" style:family="paragraph" style:parent-style-name="Text_20_body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  <style:text-properties fo:font-variant="normal" fo:text-transform="none" fo:color="#333333" style:font-name="Mazzardh" fo:font-size="11pt" fo:letter-spacing="normal" fo:language="fr" fo:country="FR" fo:font-style="normal" fo:font-weight="normal" officeooo:rsid="00039882" officeooo:paragraph-rsid="00039882" style:font-size-asian="11pt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529cm" loext:contextual-spacing="false" fo:line-height="143%" fo:text-align="start" style:justify-single-word="false" fo:orphans="2" fo:widows="2" fo:text-indent="0cm" style:auto-text-indent="false"/>
      <style:text-properties fo:font-variant="normal" fo:text-transform="none" fo:color="#333333" style:font-name="Mazzardh" fo:font-size="11pt" fo:letter-spacing="normal" fo:language="fr" fo:country="FR" fo:font-style="normal" fo:font-weight="normal" officeooo:rsid="0005c96d" officeooo:paragraph-rsid="0005c96d" style:font-size-asian="11pt" style:font-weight-asian="bold" style:font-weight-complex="bold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fo:font-variant="normal" fo:text-transform="none" fo:color="#333333" style:font-name="Mazzardh" fo:font-size="11pt" fo:letter-spacing="normal" fo:language="fr" fo:country="FR" fo:font-style="normal" fo:font-weight="normal" style:font-size-asian="11pt"/>
    </style:style>
    <style:style style:name="T3" style:family="text">
      <style:text-properties fo:font-variant="normal" fo:text-transform="none" fo:color="#333333" style:font-name="Mazzardh" fo:font-size="11pt" fo:letter-spacing="normal" fo:language="fr" fo:country="FR" fo:font-style="normal" fo:font-weight="normal" style:font-size-asian="11pt" style:font-weight-asian="normal"/>
    </style:style>
    <style:style style:name="T4" style:family="text">
      <style:text-properties fo:font-variant="normal" fo:text-transform="none" fo:color="#333333" style:font-name="Mazzardh" fo:font-size="11pt" fo:letter-spacing="normal" fo:language="fr" fo:country="FR" fo:font-style="normal" fo:font-weight="bold" style:font-size-asian="11pt"/>
    </style:style>
    <style:style style:name="T5" style:family="text">
      <style:text-properties fo:font-variant="normal" fo:text-transform="none" fo:color="#333333" style:font-name="Mazzardh" fo:letter-spacing="normal" fo:font-style="normal"/>
    </style:style>
    <style:style style:name="T6" style:family="text">
      <style:text-properties fo:font-variant="normal" fo:text-transform="none" fo:color="#333333" style:font-name="Mazzardh" fo:letter-spacing="normal" fo:font-style="normal" fo:font-weight="bold"/>
    </style:style>
    <style:style style:name="T7" style:family="text">
      <style:text-properties fo:font-variant="normal" fo:text-transform="none" fo:color="#333333" style:font-name="Mazzardh" fo:letter-spacing="normal" fo:font-style="normal" fo:font-weight="bold" officeooo:rsid="0001fe79"/>
    </style:style>
    <style:style style:name="T8" style:family="text">
      <style:text-properties fo:font-variant="normal" fo:text-transform="none" fo:color="#333333" style:font-name="Mazzardh" fo:letter-spacing="normal" fo:font-style="normal" fo:font-weight="normal"/>
    </style:style>
    <style:style style:name="T9" style:family="text">
      <style:text-properties fo:font-variant="normal" fo:text-transform="none" fo:color="#333333" style:font-name="Mazzardh" fo:font-size="12.75pt" fo:letter-spacing="normal" fo:font-style="normal" fo:font-weight="normal"/>
    </style:style>
    <style:style style:name="T10" style:family="text">
      <style:text-properties fo:font-variant="normal" fo:text-transform="none" fo:color="#333333" style:font-name="Mazzardh" fo:font-size="15.75pt" fo:letter-spacing="normal" fo:font-style="normal" fo:font-weight="normal"/>
    </style:style>
    <style:style style:name="T11" style:family="text">
      <style:text-properties fo:font-variant="normal" fo:text-transform="none" fo:color="#37b877" style:text-line-through-style="none" style:text-line-through-type="none" style:font-name="Mazzardh" fo:font-size="11pt" fo:letter-spacing="normal" fo:language="fr" fo:country="FR" fo:font-style="normal" style:text-underline-style="none" fo:font-weight="bold" style:text-blinking="false" fo:background-color="transparent" loext:char-shading-value="0" style:font-size-asian="11pt"/>
    </style:style>
    <style:style style:name="T12" style:family="text">
      <style:text-properties fo:font-variant="normal" fo:text-transform="none" fo:color="#37b877" style:text-line-through-style="none" style:text-line-through-type="none" style:font-name="Mazzardh" fo:letter-spacing="normal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style:font-name="Mazzardh" fo:font-size="11pt" fo:letter-spacing="normal" fo:language="fr" fo:country="FR" fo:font-style="normal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>Qu’est ce que c’est ? </text:p>
      <text:p text:style-name="P6"/>
      <text:p text:style-name="P7">CARTE 1</text:p>
      <text:p text:style-name="P6"/>
      <text:p text:style-name="P8">Le greenwashing (ou « éco-blanchiment », « verdissage » en français) est une pratique marketing visant à se donner une image illusoire de responsabilité écologique. Une communication verte ne signifie pas toujours que l'entreprise se montre responsable envers l'environnement.</text:p>
      <text:p text:style-name="P5"><text:span text:style-name="T3">La frontière entre le greenwashing et la </text:span><text:a xlink:type="simple" xlink:href="https://www.greenly.earth/blog/demarche-rse-entreprise" office:target-frame-name="_blank" xlink:show="new" text:style-name="Internet_20_link" text:visited-style-name="Visited_20_Internet_20_Link"><text:span text:style-name="Strong_20_Emphasis"><text:span text:style-name="T11">mise en place d'une stratégie RSE</text:span></text:span></text:a><text:span text:style-name="T3"> est parfois vite franchie…<text:line-break/>D</text:span><text:span text:style-name="Strong_20_Emphasis"><text:span text:style-name="T4">e nombreuses enseignes jouent avec le vocabulaire et les codes de l’écologie</text:span></text:span><text:span text:style-name="T3">. Se présenter comme adjacent à une </text:span><text:span text:style-name="Strong_20_Emphasis"><text:span text:style-name="T4">solution écologique éprouvée</text:span></text:span><text:span text:style-name="T3">, (re)peindre un emballage en vert, s’inventer un label à consonance altermondialiste, les exemples flagrants de </text:span><text:span text:style-name="Strong_20_Emphasis"><text:span text:style-name="T4">greenwashing</text:span></text:span><text:span text:style-name="T3"> ne manquent pas.</text:span></text:p>
      <text:p text:style-name="P2"><text:span text:style-name="Strong_20_Emphasis"><text:span text:style-name="T6">Le greenwashing, c’est quoi exactement ? Comment reconnaître </text:span></text:span><text:span text:style-name="Strong_20_Emphasis"><text:span text:style-name="T7">cette pratique</text:span></text:span><text:span text:style-name="Strong_20_Emphasis"><text:span text:style-name="T6"> pour l’éviter ?</text:span></text:span></text:p>
      <text:p text:style-name="P2"><text:span text:style-name="Strong_20_Emphasis"><text:span text:style-name="T9">L’expression « greenwashing » provient de la contraction des termes anglais green (vert) et whitewashing (blanchiment à la chaux, puis camouflage ou encore travestissement). Popularisé dans les années 2000, le terme remonte aux années 1990, lorsqu’il est employé pour la première fois par des ONG</text:span></text:span><text:span text:style-name="Strong_20_Emphasis"><text:span text:style-name="T6"> </text:span></text:span><text:span text:style-name="Strong_20_Emphasis"><text:span text:style-name="T9">souhaitant mettre à l'index les pratiques douteuses de grands groupes industriels.</text:span></text:span><text:span text:style-name="Strong_20_Emphasis"><text:span text:style-name="T6"> </text:span></text:span></text:p>
      <text:h text:style-name="P4" text:outline-level="3"><text:span text:style-name="Strong_20_Emphasis"><text:span text:style-name="T10">Le greenwashing : une forme de publicité mensongère </text:span></text:span></text:h>
      <text:p text:style-name="P1"><text:span text:style-name="T8">Le principe même du greenwashing consiste à avancer des arguments écologiques afin de </text:span><text:a xlink:type="simple" xlink:href="https://www.greenly.earth/blog/rse-influence-reputation-entreprise" office:target-frame-name="_blank" xlink:show="new" text:style-name="Internet_20_link" text:visited-style-name="Visited_20_Internet_20_Link"><text:span text:style-name="Strong_20_Emphasis"><text:span text:style-name="T12">faire rayonner une marque</text:span></text:span></text:a><text:span text:style-name="T8"> et de l’inscrire aux yeux du public dans une démarche écoresponsable.</text:span></text:p>
      <text:p text:style-name="P1"><text:span text:style-name="T8">De fait, les actions engagées relèvent plus de </text:span><text:span text:style-name="Strong_20_Emphasis"><text:span text:style-name="T6">dépenses publicitaires</text:span></text:span><text:span text:style-name="T8"> que de véritables </text:span><text:span text:style-name="Strong_20_Emphasis"><text:span text:style-name="T6">mesures en faveur de l'environnement</text:span></text:span><text:span text:style-name="T8"> et du développement durable. Ces arguments peuvent tourner autour de thématiques comme les</text:span><text:span text:style-name="Strong_20_Emphasis"><text:span text:style-name="T8"> </text:span></text:span><text:span text:style-name="Strong_20_Emphasis"><text:span text:style-name="T6">énergies renouvelables</text:span></text:span><text:span text:style-name="T8">, le </text:span><text:span text:style-name="Strong_20_Emphasis"><text:span text:style-name="T6">recyclage</text:span></text:span><text:span text:style-name="T8">, la </text:span><text:span text:style-name="Strong_20_Emphasis"><text:span text:style-name="T6">préservation de l’eau</text:span></text:span><text:span text:style-name="T8"> ou l’arrêt de l’utilisation de certains polluants. </text:span></text:p>
      <text:p text:style-name="P1"><text:span text:style-name="T8">Bien évidemment, quand ces arguments sont avancés en s’appuyant sur des faits, il va de soi que l’entreprise n’est pas dans une démarche de greenwashing. Le problème réside dans </text:span><text:span text:style-name="Strong_20_Emphasis"><text:span text:style-name="T6">l’envie de faire croire que l’entreprise est engagée</text:span></text:span><text:span text:style-name="T8">, quand elle ne l’est que par les mots.</text:span></text:p>
      <text:p text:style-name="P1"><text:soft-page-break/><text:span text:style-name="T9">Aujourd’hui, le </text:span><text:span text:style-name="Strong_20_Emphasis"><text:span text:style-name="T9">greenwashing</text:span></text:span><text:span text:style-name="T8"> </text:span><text:span text:style-name="T9">est considéré comme une pratique abusive ou mensongère destinée à tromper les consommateurs. Il est évidemment vigoureusement dénoncé par </text:span><text:span text:style-name="Strong_20_Emphasis"><text:span text:style-name="T9">l’ARPP (Autorité de Régulation Professionnelle de la Publicité)</text:span></text:span><text:span text:style-name="T8"> </text:span><text:span text:style-name="T9">et l</text:span><text:span text:style-name="Strong_20_Emphasis"><text:span text:style-name="T5">’</text:span></text:span><text:span text:style-name="Strong_20_Emphasis"><text:span text:style-name="T9">ADEME.</text:span></text:span><text:span text:style-name="T8"> </text:span></text:p>
      <text:p text:style-name="P3">Carte 1</text:p>
      <text:p text:style-name="P3"><text:span text:style-name="T1">Carte 2</text:span><text:span text:style-name="T2"> (carte3 ?)</text:span></text:p>
      <text:p text:style-name="P9">Quelques exemples </text:p>
      <text:p text:style-name="P9">«3 EXEMPLES</text:p>
      <text:p text:style-name="P9">x2 ?</text:p>
      <text:p text:style-name="P9"/>
      <text:p text:style-name="P3"><text:span text:style-name="T13">Carte 4</text:span><text:span text:style-name="T2"> </text:span></text:p>
      <text:p text:style-name="P9">Quelques indications pour s’en omment s’en prévenir </text:p>
      <text:p text:style-name="P10">INTE VIDEO YT LILLUSION VERTE</text:p>
      <text:p text:style-name="P9">&lt;iframe width="560" height="315" src="https://www.youtube.com/embed/HJjIsMQHf60" title="YouTube video player" frameborder="0" allow="accelerometer; autoplay; clipboard-write; encrypted-media; gyroscope; picture-in-picture" allowfullscreen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zzardh" svg:font-family="Mazzardh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3T01:36:56.433000000</meta:creation-date>
    <dc:date>2022-03-13T20:43:49.469000000</dc:date>
    <meta:editing-duration>PT1H17M6S</meta:editing-duration>
    <meta:editing-cycles>2</meta:editing-cycles>
    <meta:generator>LibreOffice/6.2.7.1$Windows_X86_64 LibreOffice_project/23edc44b61b830b7d749943e020e96f5a7df63bf</meta:generator>
    <meta:document-statistic meta:table-count="0" meta:image-count="0" meta:object-count="0" meta:page-count="2" meta:paragraph-count="20" meta:word-count="372" meta:character-count="2631" meta:non-whitespace-character-count="2271"/>
  </office:meta>
</office:document-meta>
</file>